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shbackReader.unread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rea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unrea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PushbackReader( java . io . Re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unrea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PushbackReader( java . io . Reader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